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62.4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6.02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7.06m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" style:family="table-cell" style:parent-style-name="Defaul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38.46mm" svg:height="169.67mm" svg:x="10.28mm" svg:y="159.56mm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7" table:formula="of:=(5.976+5.957+6.081)/3" office:value-type="float" office:value="6.00466666666667" calcext:value-type="float">
            <text:p>6,00466666666667</text:p>
          </table:table-cell>
          <table:table-cell table:style-name="ce8" office:value-type="float" office:value="1" calcext:value-type="float">
            <text:p>1,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,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table:formula="of:=(3.32+3.328+3.4)/3" office:value-type="float" office:value="3.34933333333333" calcext:value-type="float">
            <text:p>3.34933333333333</text:p>
          </table:table-cell>
          <table:table-cell table:style-name="ce8" table:formula="of:=([.C6]/[.C7])" office:value-type="float" office:value="1.79279458598726" calcext:value-type="float">
            <text:p>1,8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0.89639729299363" calcext:value-type="float">
            <text:p>0,9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table:formula="of:=(1.907+1.9+1.942)/3" office:value-type="float" office:value="1.91633333333333" calcext:value-type="float">
            <text:p>1.91633333333333</text:p>
          </table:table-cell>
          <table:table-cell table:style-name="ce8" table:formula="of:=([.C6]/[.C8])" office:value-type="float" office:value="3.13341450687076" calcext:value-type="float">
            <text:p>3,1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8]/[.B8])" office:value-type="float" office:value="0.78335362671769" calcext:value-type="float">
            <text:p>0,8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table:formula="of:=(1.698+1.704+1.733)/3" office:value-type="float" office:value="1.71166666666667" calcext:value-type="float">
            <text:p>1.71166666666667</text:p>
          </table:table-cell>
          <table:table-cell table:style-name="ce8" table:formula="of:=([.C6]/[.C9])" office:value-type="float" office:value="3.5080817916261" calcext:value-type="float">
            <text:p>3,5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9]/[.B9])" office:value-type="float" office:value="0.584680298604349" calcext:value-type="float">
            <text:p>0,6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table:formula="of:=(1.583+1.555+1.549)/3" office:value-type="float" office:value="1.56233333333333" calcext:value-type="float">
            <text:p>1.56233333333333</text:p>
          </table:table-cell>
          <table:table-cell table:style-name="ce8" table:formula="of:=([.C6]/[.C10])" office:value-type="float" office:value="3.84339662897376" calcext:value-type="float">
            <text:p>3,8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([.D10]/[.B10])" office:value-type="float" office:value="0.48042457862172" calcext:value-type="float">
            <text:p>0,5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7" table:formula="of:=(1.542+1.525+1.55)/3" office:value-type="float" office:value="1.539" calcext:value-type="float">
            <text:p>1.539</text:p>
          </table:table-cell>
          <table:table-cell table:style-name="ce8" table:formula="of:=([.C6]/[.C11])" office:value-type="float" office:value="3.90166774962097" calcext:value-type="float">
            <text:p>3,9</text:p>
          </table:table-cell>
          <table:table-cell table:style-name="ce9" office:value-type="float" office:value="16" calcext:value-type="float">
            <text:p>16</text:p>
          </table:table-cell>
          <table:table-cell table:style-name="ce8" table:formula="of:=([.D11]/[.B11])" office:value-type="float" office:value="0.24385423435131" calcext:value-type="float">
            <text:p>0,2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4:06:56.039961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26:45</meta:creation-date>
    <dc:date>2022-03-31T14:20:15.408630195</dc:date>
    <meta:generator>LibreOffice/6.0.7.3$Linux_X86_64 LibreOffice_project/00m0$Build-3</meta:generator>
    <meta:editing-duration>PT3M6S</meta:editing-duration>
    <meta:editing-cycles>2</meta:editing-cycles>
    <meta:document-statistic meta:table-count="1" meta:cell-count="3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1.442cm" svg:y="1.348cm" svg:width="19.851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198cm" svg:y="14.854cm" chart:style-name="ch7">
              <text:p>Núcleos</text:p>
            </chart:title>
          </chart:axis>
          <chart:axis chart:dimension="y" chart:name="primary-y" chart:style-name="ch8">
            <chart:title svg:x="21.447cm" svg:y="6.282cm" chart:style-name="ch7">
              <text:p>Eficiência</text:p>
            </chart:title>
          </chart:axis>
          <chart:axis chart:dimension="y" chart:name="secondary-y" chart:style-name="ch9">
            <chart:title svg:x="0.249cm" svg:y="4.728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9639729299363">
                <text:p>0.89639729299363</text:p>
              </table:table-cell>
              <table:table-cell office:value-type="float" office:value="1.79279458598726">
                <text:p>1.792794585987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8335362671769">
                <text:p>0.78335362671769</text:p>
              </table:table-cell>
              <table:table-cell office:value-type="float" office:value="3.13341450687076">
                <text:p>3.133414506870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84680298604349">
                <text:p>0.584680298604349</text:p>
              </table:table-cell>
              <table:table-cell office:value-type="float" office:value="3.5080817916261">
                <text:p>3.50808179162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8042457862172">
                <text:p>0.48042457862172</text:p>
              </table:table-cell>
              <table:table-cell office:value-type="float" office:value="3.84339662897376">
                <text:p>3.843396628973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385423435131">
                <text:p>0.24385423435131</text:p>
              </table:table-cell>
              <table:table-cell office:value-type="float" office:value="3.90166774962097">
                <text:p>3.9016677496209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